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4" style:family="graphic" style:parent-style-name="objectwithoutfill">
      <style:graphic-properties svg:stroke-width="0.1cm" svg:stroke-color="#1c1c1c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  <style:paragraph-properties style:writing-mode="lr-tb"/>
    </style:style>
    <style:style style:name="gr6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7" style:family="graphic" style:parent-style-name="standard">
      <style:graphic-properties svg:stroke-color="#111111" draw:fill="solid" draw:fill-color="#1c1c1c" draw:textarea-horizontal-align="justify" draw:textarea-vertical-align="middle" draw:auto-grow-height="false" fo:min-height="0.458cm" fo:min-width="0.208cm" loext:decorative="false"/>
    </style:style>
    <style:style style:name="gr8" style:family="graphic" style:parent-style-name="standard">
      <style:graphic-properties svg:stroke-color="#b47804" draw:fill="solid" draw:fill-color="#ffbf00" draw:textarea-horizontal-align="justify" draw:textarea-vertical-align="middle" draw:auto-grow-height="false" fo:min-height="0cm" fo:min-width="0.5cm" loext:decorative="false"/>
    </style:style>
    <style:style style:name="gr9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11" style:family="graphic" style:parent-style-name="standard">
      <style:graphic-properties svg:stroke-width="0cm" svg:stroke-color="#111111" draw:marker-start-width="0.2cm" draw:marker-end-width="0.2cm" draw:fill="solid" draw:fill-color="#ffbf00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12" style:family="graphic" style:parent-style-name="standard">
      <style:graphic-properties svg:stroke-color="#ffbf00" draw:fill="solid" draw:fill-color="#ffffff" draw:textarea-horizontal-align="justify" draw:textarea-vertical-align="middle" draw:auto-grow-height="false" fo:min-height="0.282cm" fo:min-width="0.032cm" fo:wrap-option="wrap" draw:shadow="hidden" loext:decorative="false"/>
    </style:style>
    <style:style style:name="gr13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text-align="center"/>
    </style:style>
    <style:style style:name="P6" style:family="paragraph">
      <loext:graphic-properties draw:fill="solid" draw:fill-color="#ffbf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.89cm" svg:y1="1.967cm" svg:x2="1.427cm" svg:y2="1.444cm">
          <text:p/>
        </draw:line>
        <draw:path draw:style-name="gr5" draw:text-style-name="P4" draw:layer="layout" svg:width="0.124cm" svg:height="0.124cm" draw:transform="rotate (-2.87979326579064) translate (1.98324257350448cm 2.0716839728686cm)" svg:viewBox="0 0 125 125" svg:d="M36 16c2-5 6-9 11-12 5-2 10-4 16-4 5 0 11 2 15 4 5 3 9 7 12 12s4 10 4 15c5 0 11 2 16 5 4 2 8 6 11 11 2 5 4 10 4 16 0 5-1 11-4 15-3 5-7 9-11 12-5 3-11 4-16 4-6 0-11-1-16-4-3-2-6-5-8-8l-6-5c5 41 21 26 30 48h-32-31c9-22 25-7 30-48l-5 5c-2 3-5 6-9 8-5 3-10 4-15 4-6 0-11-1-16-4s-9-7-12-12c-2-4-4-10-4-15 0-6 2-11 4-16 3-5 7-9 12-11 5-3 10-5 15-5 0-5 2-10 5-15z">
          <text:p/>
        </draw:path>
        <draw:line draw:style-name="gr4" draw:text-style-name="P3" draw:layer="layout" svg:x1="0.688cm" svg:y1="1.375cm" svg:x2="1cm" svg:y2="2cm">
          <text:p/>
        </draw:line>
        <draw:custom-shape draw:style-name="gr6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5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6" draw:layer="layout" svg:width="0.648cm" svg:height="0.186cm" svg:x="1.035cm" svg:y="1.312cm" svg:viewBox="0 0 649 187" svg:d="M17 112c0-38-6-76-17-112h456c4 2 7 4 11 6 75 44 138 106 182 181h-640c5-25 8-50 8-75z">
          <text:p/>
        </draw:path>
        <draw:path draw:style-name="gr9" draw:text-style-name="P4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7"><text:span text:style-name="T1">Q</text:span></text:p>
        </draw:path>
        <draw:path draw:style-name="gr10" draw:text-style-name="P4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7"><text:span text:style-name="T1">Q</text:span></text:p>
        </draw:path>
        <draw:custom-shape draw:style-name="gr11" draw:text-style-name="P6" draw:layer="layout" svg:width="0.5cm" svg:height="0.5cm" draw:transform="rotate (-3.14159265358979) translate (1.55cm 1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6" draw:layer="layout" svg:width="0.5cm" svg:height="0.5cm" draw:transform="rotate (-3.14159265358979) translate (1.45cm 2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12" draw:text-style-name="P8" draw:layer="layout" svg:width="0.301cm" svg:height="0.492cm" svg:x="1.45cm" svg:y="1.708cm" svg:viewBox="0 0 302 493" svg:d="M235 294c-44 76-107 139-183 183-10 6-20 11-30 16-15-40-22-82-22-125 0-66 17-131 50-188s81-104 138-137c35-21 73-35 112-43 1 15 2 29 2 44 0 88-23 174-67 250z">
          <text:p/>
        </draw:path>
        <draw:path draw:style-name="gr12" draw:text-style-name="P8" draw:layer="layout" svg:width="0.301cm" svg:height="0.492cm" draw:transform="rotate (-3.14159265358979) translate (1.05cm 1.79134148818785cm)" svg:viewBox="0 0 302 493" svg:d="M235 294c-44 76-107 139-183 183-10 6-20 11-30 16-15-40-22-82-22-125 0-66 17-131 50-188s81-104 138-137c35-21 73-35 112-43 1 15 2 29 2 44 0 88-23 174-67 250z">
          <text:p/>
        </draw:path>
        <draw:path draw:style-name="gr8" draw:text-style-name="P6" draw:layer="layout" svg:width="0.648cm" svg:height="0.186cm" draw:transform="rotate (-3.14159265358979) translate (1.46493941675409cm 2.188cm)" svg:viewBox="0 0 649 187" svg:d="M17 112c0-38-6-76-17-112h456c4 2 7 4 11 6 75 44 138 106 182 181h-640c5-25 8-50 8-75z">
          <text:p/>
        </draw:path>
        <draw:path draw:style-name="gr13" draw:text-style-name="P4" draw:layer="layout" svg:width="0.124cm" svg:height="0.124cm" svg:x="0.775cm" svg:y="1.6cm" svg:viewBox="0 0 125 125" svg:d="M36 16c2-5 6-9 11-12 5-2 10-4 16-4 5 0 11 2 15 4 5 3 9 7 12 12s4 10 4 15c5 0 11 2 16 5 4 2 8 6 11 11s4 10 4 16c0 5-1 11-4 15-3 5-7 9-11 12-5 3-11 4-16 4-6 0-11-1-16-4-3-2-6-5-8-8l-6-5c5 41 21 26 30 48h-31-32c9-22 25-7 30-48l-5 5c-2 3-5 6-9 8-5 3-10 4-15 4-6 0-11-1-16-4s-9-7-12-12c-2-4-4-10-4-15 0-6 2-11 4-16 3-5 7-9 12-11 5-3 10-5 15-5 0-5 2-10 5-15z">
          <text:p text:style-name="P7"><text:span text:style-name="T1"/></text:p>
        </draw:path>
        <draw:path draw:style-name="gr14" draw:text-style-name="P4" draw:layer="layout" svg:width="0.124cm" svg:height="0.124cm" svg:x="0.9cm" svg:y="1.375cm" svg:viewBox="0 0 125 125" svg:d="M36 16c2-5 6-9 11-12 5-2 10-4 16-4 5 0 11 2 15 4 5 3 9 7 12 12s4 10 4 15c5 0 11 2 16 5 4 2 8 6 11 11s4 10 4 16c0 5-1 11-4 15-3 5-7 9-11 12-5 3-11 4-16 4-6 0-11-1-16-4-3-2-6-5-8-8l-6-5c5 41 21 26 30 48h-31-32c9-22 25-7 30-48l-5 5c-2 3-5 6-9 8-5 3-10 4-15 4-6 0-11-1-16-4s-9-7-12-12c-2-4-4-10-4-15 0-6 2-11 4-16 3-5 7-9 12-11 5-3 10-5 15-5 0-5 2-10 5-15z">
          <text:p/>
        </draw:path>
        <draw:path draw:style-name="gr15" draw:text-style-name="P4" draw:layer="layout" svg:width="0.124cm" svg:height="0.124cm" draw:transform="rotate (-3.14159265358979) translate (1.725cm 1.9005cm)" svg:viewBox="0 0 125 125" svg:d="M36 16c2-5 6-9 11-12 5-2 10-4 16-4 5 0 11 2 15 4 5 3 9 7 12 12s4 10 4 15c5 0 11 2 16 5 4 2 8 6 11 11s4 10 4 16c0 5-1 11-4 15-3 5-7 9-11 12-5 3-11 4-16 4-6 0-11-1-16-4-3-2-6-5-8-8l-6-5c5 41 21 26 30 48h-31-32c9-22 25-7 30-48l-5 5c-2 3-5 6-9 8-5 3-10 4-15 4-6 0-11-1-16-4s-9-7-12-12c-2-4-4-10-4-15 0-6 2-11 4-16 3-5 7-9 12-11 5-3 10-5 15-5 0-5 2-10 5-15z">
          <text:p/>
        </draw:path>
        <draw:path draw:style-name="gr16" draw:text-style-name="P4" draw:layer="layout" svg:width="0.124cm" svg:height="0.124cm" draw:transform="rotate (-3.14159265358979) translate (1.6cm 2.1255cm)" svg:viewBox="0 0 125 125" svg:d="M36 16c2-5 6-9 11-12 5-2 10-4 16-4 5 0 11 2 15 4 5 3 9 7 12 12s4 10 4 15c5 0 11 2 16 5 4 2 8 6 11 11s4 10 4 16c0 5-1 11-4 15-3 5-7 9-11 12-5 3-11 4-16 4-6 0-11-1-16-4-3-2-6-5-8-8l-6-5c5 41 21 26 30 48h-31-32c9-22 25-7 30-48l-5 5c-2 3-5 6-9 8-5 3-10 4-15 4-6 0-11-1-16-4s-9-7-12-12c-2-4-4-10-4-15 0-6 2-11 4-16 3-5 7-9 12-11 5-3 10-5 15-5 0-5 2-10 5-15z">
          <text:p/>
        </draw:path>
        <draw:path draw:style-name="gr17" draw:text-style-name="P4" draw:layer="layout" svg:width="0.124cm" svg:height="0.124cm" svg:x="0.625cm" svg:y="1.25cm" svg:viewBox="0 0 125 125" svg:d="M36 16c2-5 6-9 11-12 5-2 10-4 16-4 5 0 11 2 15 4 5 3 9 7 12 12s4 10 4 15c5 0 11 2 16 5 4 2 8 6 11 11s4 10 4 16c0 5-1 11-4 15-3 5-7 9-11 12-5 3-11 4-16 4-6 0-11-1-16-4-3-2-6-5-8-8l-6-5c5 41 21 26 30 48h-31-32c9-22 25-7 30-48l-5 5c-2 3-5 6-9 8-5 3-10 4-15 4-6 0-11-1-16-4s-9-7-12-12c-2-4-4-10-4-15 0-6 2-11 4-16 3-5 7-9 12-11 5-3 10-5 15-5 0-5 2-10 5-1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5-02T08:38:53.719000000</dc:date>
    <meta:editing-duration>PT3H31M31S</meta:editing-duration>
    <meta:editing-cycles>62</meta:editing-cycles>
    <meta:generator>LibreOffice/24.2.2.2$Windows_X86_64 LibreOffice_project/d56cc158d8a96260b836f100ef4b4ef25d6f1a01</meta:generator>
    <meta:document-statistic meta:object-count="22"/>
  </office:meta>
</office:document-meta>
</file>